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3.81cm" svg:y="0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0cm" svg:y="3.8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3.81cm" svg:y="7.6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7.554cm" svg:y="3.87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4cm" svg:y1="4.445cm" svg:x2="7.461cm" svg:y2="4.445cm">
          <text:p/>
        </draw:line>
        <draw:line draw:style-name="gr2" draw:text-style-name="P2" draw:layer="layout" svg:x1="2.222cm" svg:y1="4.921cm" svg:x2="4.127cm" svg:y2="7.778cm">
          <text:p/>
        </draw:line>
        <draw:line draw:style-name="gr2" draw:text-style-name="P2" draw:layer="layout" svg:x1="7.937cm" svg:y1="4.921cm" svg:x2="6.032cm" svg:y2="7.778cm">
          <text:p/>
        </draw:line>
        <draw:line draw:style-name="gr2" draw:text-style-name="P2" draw:layer="layout" svg:x1="4.127cm" svg:y1="1.111cm" svg:x2="2.222cm" svg:y2="3.968cm">
          <text:p/>
        </draw:line>
        <draw:line draw:style-name="gr2" draw:text-style-name="P2" draw:layer="layout" svg:x1="6.032cm" svg:y1="1.111cm" svg:x2="7.937cm" svg:y2="3.968cm">
          <text:p/>
        </draw:line>
        <draw:frame draw:style-name="gr3" draw:text-style-name="P3" draw:layer="layout" svg:width="1.137cm" svg:height="0.954cm" svg:x="6.667cm" svg:y="1.428cm">
          <draw:text-box>
            <text:p text:style-name="P3">on</text:p>
          </draw:text-box>
        </draw:frame>
        <draw:frame draw:style-name="gr3" draw:text-style-name="P3" draw:layer="layout" svg:width="1.137cm" svg:height="0.954cm" svg:x="2.063cm" svg:y="1.587cm">
          <draw:text-box>
            <text:p text:style-name="P3">on</text:p>
          </draw:text-box>
        </draw:frame>
        <draw:frame draw:style-name="gr3" draw:text-style-name="P3" draw:layer="layout" svg:width="1.137cm" svg:height="0.954cm" svg:x="1.746cm" svg:y="6.032cm">
          <draw:text-box>
            <text:p text:style-name="P3">on</text:p>
          </draw:text-box>
        </draw:frame>
        <draw:frame draw:style-name="gr3" draw:text-style-name="P3" draw:layer="layout" svg:width="1.137cm" svg:height="0.954cm" svg:x="7.143cm" svg:y="6.191cm">
          <draw:text-box>
            <text:p text:style-name="P3">on</text:p>
          </draw:text-box>
        </draw:frame>
        <draw:frame draw:style-name="gr3" draw:text-style-name="P3" draw:layer="layout" svg:width="3.19cm" svg:height="0.954cm" svg:x="3.333cm" svg:y="3.333cm">
          <draw:text-box>
            <text:p text:style-name="P3">no-contact</text:p>
          </draw:text-box>
        </draw:frame>
        <draw:custom-shape draw:style-name="gr4" draw:text-style-name="P2" draw:layer="layout" svg:width="5.08cm" svg:height="0.635cm" svg:x="12.065cm" svg:y="5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1.27cm" svg:x="13.335cm" svg:y="4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35cm" svg:height="1.27cm" svg:x="15.24cm" svg:y="4.4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0.635cm" svg:x="13.335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35cm" svg:height="8.89cm" svg:x="11.43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44cm" svg:height="0.954cm" svg:x="11.747cm" svg:y="0.316cm">
          <draw:text-box>
            <text:p text:style-name="P3">Example Arch Sce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22T09:32:14</meta:creation-date>
    <dc:date>2013-02-22T09:50:20</dc:date>
    <dc:creator>neptune </dc:creator>
    <meta:editing-duration>PT2M44S</meta:editing-duration>
    <meta:editing-cycles>2</meta:editing-cycles>
    <meta:generator>LibreOffice/3.5$Linux_X86_64 LibreOffice_project/350m1$Build-2</meta:generator>
    <meta:document-statistic meta:object-count="20"/>
  </office:meta>
</office:document-meta>
</file>